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0" style:family="table-column">
      <style:table-column-properties fo:break-before="auto" style:column-width="43.13mm"/>
    </style:style>
    <style:style style:name="co11" style:family="table-column">
      <style:table-column-properties fo:break-before="auto" style:column-width="148.96mm"/>
    </style:style>
    <style:style style:name="co9" style:family="table-column">
      <style:table-column-properties fo:break-before="auto" style:column-width="28.28mm"/>
    </style:style>
    <style:style style:name="co4" style:family="table-column">
      <style:table-column-properties fo:break-before="auto" style:column-width="75.32mm"/>
    </style:style>
    <style:style style:name="co5" style:family="table-column">
      <style:table-column-properties fo:break-before="auto" style:column-width="52.09mm"/>
    </style:style>
    <style:style style:name="co6" style:family="table-column">
      <style:table-column-properties fo:break-before="auto" style:column-width="34.45mm"/>
    </style:style>
    <style:style style:name="co7" style:family="table-column">
      <style:table-column-properties fo:break-before="auto" style:column-width="15.42mm"/>
    </style:style>
    <style:style style:name="co8" style:family="table-column">
      <style:table-column-properties fo:break-before="auto" style:column-width="27.16mm"/>
    </style:style>
    <style:style style:name="co12" style:family="table-column">
      <style:table-column-properties fo:break-before="auto" style:column-width="9.53mm"/>
    </style:style>
    <style:style style:name="co13" style:family="table-column">
      <style:table-column-properties fo:break-before="auto" style:column-width="9.81mm"/>
    </style:style>
    <style:style style:name="co14" style:family="table-column">
      <style:table-column-properties fo:break-before="auto" style:column-width="82.8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6mm" fo:break-before="auto" style:use-optimal-row-height="true"/>
    </style:style>
    <style:style style:name="ta2" style:family="table" style:master-page-name="PageStyle_5f_フォント一覧">
      <style:table-properties table:display="true" style:writing-mode="lr-tb"/>
    </style:style>
    <style:style style:name="ta3" style:family="table" style:master-page-name="PageStyle_5f_リスト">
      <style:table-properties table:display="true" style:writing-mode="lr-tb"/>
    </style:style>
    <style:style style:name="ce3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リスト" table:style-name="ta3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6" table:default-cell-style-name="Default"/>
        <table:table-row table:style-name="ro1">
          <table:table-cell table:style-name="ce9" office:value-type="string" calcext:value-type="string">
            <text:p>データベース</text:p>
          </table:table-cell>
          <table:table-cell table:style-name="ce9" office:value-type="string" calcext:value-type="string">
            <text:p>フォント</text:p>
          </table:table-cell>
          <table:table-cell table:style-name="ce9" office:value-type="string" calcext:value-type="string">
            <text:p>lowResFontName</text:p>
          </table:table-cell>
          <table:table-cell table:style-name="ce9" office:value-type="string" calcext:value-type="string">
            <text:p>fontSize</text:p>
          </table:table-cell>
          <table:table-cell table:style-name="ce9" office:value-type="string" calcext:value-type="string">
            <text:p>lowResMinSize</text:p>
          </table:table-cell>
          <table:table-cell table:style-name="ce9" office:value-type="string" calcext:value-type="string">
            <text:p>Bold</text:p>
          </table:table-cell>
          <table:table-cell table:style-name="ce9" office:value-type="string" calcext:value-type="string">
            <text:p>Italic</text:p>
          </table:table-cell>
          <table:table-cell table:style-name="ce9" office:value-type="string" calcext:value-type="string">
            <text:p>コメント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bargraph.dbr</text:p>
          </table:table-cell>
          <table:table-cell table:style-name="ce9" office:value-type="string" calcext:value-type="string">
            <text:p>fonts/jura.fnt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button_gold_lg01.dbr</text:p>
          </table:table-cell>
          <table:table-cell table:style-name="ce9" office:value-type="string" calcext:value-type="string">
            <text:p>fonts/linbiolinum_sansserif.fnt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button_gold_lg01_bold.dbr</text:p>
          </table:table-cell>
          <table:table-cell table:style-name="ce9" office:value-type="string" calcext:value-type="string">
            <text:p>fonts/linbiolinum_sansserif.fnt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button_gold_med01.dbr</text:p>
          </table:table-cell>
          <table:table-cell table:style-name="ce9" office:value-type="string" calcext:value-type="string">
            <text:p>fonts/linbiolinum_sansserif.fnt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button_gold_vlg01.dbr</text:p>
          </table:table-cell>
          <table:table-cell table:style-name="ce9" office:value-type="string" calcext:value-type="string">
            <text:p>fonts/nevis.fnt</text:p>
          </table:table-cell>
          <table:table-cell table:style-name="ce9"/>
          <table:table-cell table:style-name="ce9" office:value-type="float" office:value="22" calcext:value-type="float">
            <text:p>22</text:p>
          </table:table-cell>
          <table:table-cell table:number-columns-repeated="3"/>
          <table:table-cell table:style-name="ce9" office:value-type="string" calcext:value-type="string">
            <text:p>タイトル画面左のボタン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button_gold_vlg01_bold.dbr</text:p>
          </table:table-cell>
          <table:table-cell table:style-name="ce9" office:value-type="string" calcext:value-type="string">
            <text:p>fonts/linbiolinum_sansserif.fnt</text:p>
          </table:table-cell>
          <table:table-cell table:style-name="ce9"/>
          <table:table-cell table:style-name="ce9" office:value-type="float" office:value="22" calcext:value-type="float">
            <text:p>22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button_gold_vlg02.dbr</text:p>
          </table:table-cell>
          <table:table-cell table:style-name="ce9" office:value-type="string" calcext:value-type="string">
            <text:p>fonts/linbiolinum_sansserif.fnt</text:p>
          </table:table-cell>
          <table:table-cell table:style-name="ce9"/>
          <table:table-cell table:style-name="ce9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button_gray_med01.dbr</text:p>
          </table:table-cell>
          <table:table-cell table:style-name="ce9" office:value-type="string" calcext:value-type="string">
            <text:p>fonts/linbiolinum_sansserif.fnt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button_graygold_lg01.dbr</text:p>
          </table:table-cell>
          <table:table-cell table:style-name="ce9" office:value-type="string" calcext:value-type="string">
            <text:p>fonts/linbiolinum_sansserif.fnt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button_graygold_med01.dbr</text:p>
          </table:table-cell>
          <table:table-cell table:style-name="ce9" office:value-type="string" calcext:value-type="string">
            <text:p>fonts/linbiolinum_sansserif.fnt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button_graygold_sm01.dbr</text:p>
          </table:table-cell>
          <table:table-cell table:style-name="ce9" office:value-type="string" calcext:value-type="string">
            <text:p>fonts/linbiolinum_sansserif.fnt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button_graygold_vlg01.dbr</text:p>
          </table:table-cell>
          <table:table-cell table:style-name="ce9" office:value-type="string" calcext:value-type="string">
            <text:p>fonts/nevis.fnt</text:p>
          </table:table-cell>
          <table:table-cell table:style-name="ce9"/>
          <table:table-cell table:style-name="ce9" office:value-type="float" office:value="22" calcext:value-type="float">
            <text:p>22</text:p>
          </table:table-cell>
          <table:table-cell table:number-columns-repeated="3"/>
          <table:table-cell table:style-name="ce9" office:value-type="string" calcext:value-type="string">
            <text:p>タイトル画面左のボタン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button_graygold_vlg01_bold.dbr</text:p>
          </table:table-cell>
          <table:table-cell table:style-name="ce9" office:value-type="string" calcext:value-type="string">
            <text:p>fonts/linbiolinum_sansserif.fnt</text:p>
          </table:table-cell>
          <table:table-cell table:style-name="ce9"/>
          <table:table-cell table:style-name="ce9" office:value-type="float" office:value="22" calcext:value-type="float">
            <text:p>22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button_graygold_vlg02.dbr</text:p>
          </table:table-cell>
          <table:table-cell table:style-name="ce9" office:value-type="string" calcext:value-type="string">
            <text:p>fonts/linbiolinum_sansserif.fnt</text:p>
          </table:table-cell>
          <table:table-cell table:style-name="ce9"/>
          <table:table-cell table:style-name="ce9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button_graygold_vsm01.dbr</text:p>
          </table:table-cell>
          <table:table-cell table:style-name="ce9" office:value-type="string" calcext:value-type="string">
            <text:p>fonts/linbiolinum_sansserif.fnt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cinematictext.dbr</text:p>
          </table:table-cell>
          <table:table-cell table:style-name="ce9" office:value-type="string" calcext:value-type="string">
            <text:p>fonts/cinematic.fnt</text:p>
          </table:table-cell>
          <table:table-cell table:style-name="ce9"/>
          <table:table-cell table:style-name="ce9" office:value-type="float" office:value="32" calcext:value-type="float">
            <text:p>32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実績解除やヒーロー討伐時のメッセージ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clockdisplay.dbr</text:p>
          </table:table-cell>
          <table:table-cell table:style-name="ce9" office:value-type="string" calcext:value-type="string">
            <text:p>fonts/jura.fnt</text:p>
          </table:table-cell>
          <table:table-cell table:style-name="ce9"/>
          <table:table-cell table:style-name="ce9" office:value-type="float" office:value="25" calcext:value-type="float">
            <text:p>2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時計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conversationwindow_name.dbr</text:p>
          </table:table-cell>
          <table:table-cell table:style-name="ce9" office:value-type="string" calcext:value-type="string">
            <text:p>fonts/nevisnooutline.fnt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number-columns-repeated="3"/>
          <table:table-cell table:style-name="ce9" office:value-type="string" calcext:value-type="string">
            <text:p>会話ウィンドウの人物名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conversationwindow_option.dbr</text:p>
          </table:table-cell>
          <table:table-cell table:style-name="ce9" office:value-type="string" calcext:value-type="string">
            <text:p>fonts/briosopro.fnt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number-columns-repeated="3"/>
          <table:table-cell table:style-name="ce9" office:value-type="string" calcext:value-type="string">
            <text:p>会話ウィンドウの選択肢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conversationwindow_text.dbr</text:p>
          </table:table-cell>
          <table:table-cell table:style-name="ce9" office:value-type="string" calcext:value-type="string">
            <text:p>fonts/briosopro.fnt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number-columns-repeated="3"/>
          <table:table-cell table:style-name="ce9" office:value-type="string" calcext:value-type="string">
            <text:p>会話ウィンドウの内容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debug.dbr</text:p>
          </table:table-cell>
          <table:table-cell table:style-name="ce9" office:value-type="string" calcext:value-type="string">
            <text:p>fonts/jura.fnt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default.dbr</text:p>
          </table:table-cell>
          <table:table-cell table:style-name="ce9" office:value-type="string" calcext:value-type="string">
            <text:p>fonts/briosopro.fnt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defaultred_sizen.dbr</text:p>
          </table:table-cell>
          <table:table-cell table:style-name="ce9" office:value-type="string" calcext:value-type="string">
            <text:p>fonts/briosopro.fnt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defaultwhite_sizen.dbr</text:p>
          </table:table-cell>
          <table:table-cell table:style-name="ce9" office:value-type="string" calcext:value-type="string">
            <text:p>fonts/briosopro.fnt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defaultwhite_sizen_bright.dbr</text:p>
          </table:table-cell>
          <table:table-cell table:style-name="ce9" office:value-type="string" calcext:value-type="string">
            <text:p>fonts/briosopro.fnt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defaultwhite_sizenl.dbr</text:p>
          </table:table-cell>
          <table:table-cell table:style-name="ce9" office:value-type="string" calcext:value-type="string">
            <text:p>fonts/briosopro.fnt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defaultwhite_sizens.dbr</text:p>
          </table:table-cell>
          <table:table-cell table:style-name="ce9" office:value-type="string" calcext:value-type="string">
            <text:p>fonts/briosopro.fnt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droptitle01.dbr</text:p>
          </table:table-cell>
          <table:table-cell table:style-name="ce9" office:value-type="string" calcext:value-type="string">
            <text:p>fonts/briosopro.fnt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droptitle02.dbr</text:p>
          </table:table-cell>
          <table:table-cell table:style-name="ce9" office:value-type="string" calcext:value-type="string">
            <text:p>fonts/briosopro.fnt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effectname.dbr</text:p>
          </table:table-cell>
          <table:table-cell table:style-name="ce9" office:value-type="string" calcext:value-type="string">
            <text:p>fonts/briosopro.fnt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error.dbr</text:p>
          </table:table-cell>
          <table:table-cell table:style-name="ce9" office:value-type="string" calcext:value-type="string">
            <text:p>fonts/jura.fnt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/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tyle_experiencebarpopup.dbr</text:p>
          </table:table-cell>
          <table:table-cell table:style-name="ce9" office:value-type="string" calcext:value-type="string">
            <text:p>fonts/jura.fnt</text:p>
          </table:table-cell>
          <table:table-cell table:style-name="ce9"/>
          <table:table-cell table:style-name="ce9" office:value-type="float" office:value="24" calcext:value-type="float">
            <text:p>24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floatingtext_combatenemyblock.dbr</text:p>
          </table:table-cell>
          <table:table-cell table:style-name="ce9" office:value-type="string" calcext:value-type="string">
            <text:p>fonts/combattext.fnt</text:p>
          </table:table-cell>
          <table:table-cell/>
          <table:table-cell table:style-name="ce9" office:value-type="float" office:value="30" calcext:value-type="float">
            <text:p>3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戦闘関連のテキスト全般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floatingtext_combatenemycritical.dbr</text:p>
          </table:table-cell>
          <table:table-cell table:style-name="ce9" office:value-type="string" calcext:value-type="string">
            <text:p>fonts/criticalhit.fnt</text:p>
          </table:table-cell>
          <table:table-cell table:style-name="ce9" office:value-type="string" calcext:value-type="string">
            <text:p>fonts/combattext.fnt</text:p>
          </table:table-cell>
          <table:table-cell table:style-name="ce9" office:value-type="float" office:value="30" calcext:value-type="float">
            <text:p>3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戦闘関連のテキスト全般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floatingtext_combatplayerblock.dbr</text:p>
          </table:table-cell>
          <table:table-cell table:style-name="ce9" office:value-type="string" calcext:value-type="string">
            <text:p>fonts/combattext.fnt</text:p>
          </table:table-cell>
          <table:table-cell/>
          <table:table-cell table:style-name="ce9" office:value-type="float" office:value="30" calcext:value-type="float">
            <text:p>3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戦闘関連のテキスト全般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floatingtext_combatplayercritical.dbr</text:p>
          </table:table-cell>
          <table:table-cell table:style-name="ce9" office:value-type="string" calcext:value-type="string">
            <text:p>fonts/combattext.fnt</text:p>
          </table:table-cell>
          <table:table-cell/>
          <table:table-cell table:style-name="ce9" office:value-type="float" office:value="40" calcext:value-type="float">
            <text:p>4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戦闘関連のテキスト全般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floatingtext_combatplayercritical2.dbr</text:p>
          </table:table-cell>
          <table:table-cell table:style-name="ce9" office:value-type="string" calcext:value-type="string">
            <text:p>fonts/combattext.fnt</text:p>
          </table:table-cell>
          <table:table-cell/>
          <table:table-cell table:style-name="ce9" office:value-type="float" office:value="45" calcext:value-type="float">
            <text:p>4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戦闘関連のテキスト全般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floatingtext_combatplayercritical3.dbr</text:p>
          </table:table-cell>
          <table:table-cell table:style-name="ce9" office:value-type="string" calcext:value-type="string">
            <text:p>fonts/combattext.fnt</text:p>
          </table:table-cell>
          <table:table-cell/>
          <table:table-cell table:style-name="ce9" office:value-type="float" office:value="52" calcext:value-type="float">
            <text:p>52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戦闘関連のテキスト全般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floatingtext_combatplayercritical4.dbr</text:p>
          </table:table-cell>
          <table:table-cell table:style-name="ce9" office:value-type="string" calcext:value-type="string">
            <text:p>fonts/combattext.fnt</text:p>
          </table:table-cell>
          <table:table-cell/>
          <table:table-cell table:style-name="ce9" office:value-type="float" office:value="60" calcext:value-type="float">
            <text:p>6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戦闘関連のテキスト全般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floatingtext_combatplayercritical5.dbr</text:p>
          </table:table-cell>
          <table:table-cell table:style-name="ce9" office:value-type="string" calcext:value-type="string">
            <text:p>fonts/combattext.fnt</text:p>
          </table:table-cell>
          <table:table-cell/>
          <table:table-cell table:style-name="ce9" office:value-type="float" office:value="70" calcext:value-type="float">
            <text:p>7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戦闘関連のテキスト全般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floatingtext_combatplayerfumble.dbr</text:p>
          </table:table-cell>
          <table:table-cell table:style-name="ce9" office:value-type="string" calcext:value-type="string">
            <text:p>fonts/combattext.fnt</text:p>
          </table:table-cell>
          <table:table-cell/>
          <table:table-cell table:style-name="ce9" office:value-type="float" office:value="30" calcext:value-type="float">
            <text:p>3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戦闘関連のテキスト全般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floatingtext_combatplayerhit.dbr</text:p>
          </table:table-cell>
          <table:table-cell table:style-name="ce9" office:value-type="string" calcext:value-type="string">
            <text:p>fonts/combattext.fnt</text:p>
          </table:table-cell>
          <table:table-cell/>
          <table:table-cell table:style-name="ce9" office:value-type="float" office:value="30" calcext:value-type="float">
            <text:p>3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戦闘関連のテキスト全般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floatingtext_combatplayermiss.dbr</text:p>
          </table:table-cell>
          <table:table-cell table:style-name="ce9" office:value-type="string" calcext:value-type="string">
            <text:p>fonts/combattext.fnt</text:p>
          </table:table-cell>
          <table:table-cell/>
          <table:table-cell table:style-name="ce9" office:value-type="float" office:value="30" calcext:value-type="float">
            <text:p>3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戦闘関連のテキスト全般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floatingtext_rewardsfaction.dbr</text:p>
          </table:table-cell>
          <table:table-cell table:style-name="ce9" office:value-type="string" calcext:value-type="string">
            <text:p>fonts/combattext.fnt</text:p>
          </table:table-cell>
          <table:table-cell/>
          <table:table-cell table:style-name="ce9" office:value-type="float" office:value="32" calcext:value-type="float">
            <text:p>32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戦闘関連のテキスト全般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help_subtitle.dbr</text:p>
          </table:table-cell>
          <table:table-cell table:style-name="ce9" office:value-type="string" calcext:value-type="string">
            <text:p>fonts/questtext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チュートリアル、ジャーナルウィンドウのサブタイトル名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help_title.dbr</text:p>
          </table:table-cell>
          <table:table-cell table:style-name="ce9" office:value-type="string" calcext:value-type="string">
            <text:p>fonts/nevisnooutline.fnt</text:p>
          </table:table-cell>
          <table:table-cell/>
          <table:table-cell table:style-name="ce9" office:value-type="float" office:value="22" calcext:value-type="float">
            <text:p>22</text:p>
          </table:table-cell>
          <table:table-cell table:number-columns-repeated="3"/>
          <table:table-cell table:style-name="ce9" office:value-type="string" calcext:value-type="string">
            <text:p>チュートリアル、ジャーナルウィンドウのタイトル名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hotslotkeys.dbr</text:p>
          </table:table-cell>
          <table:table-cell table:style-name="ce9" office:value-type="string" calcext:value-type="string">
            <text:p>fonts/jurashadow.fnt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 table:number-columns-repeated="3"/>
          <table:table-cell table:style-name="ce9" office:value-type="string" calcext:value-type="string">
            <text:p>ホットキースロット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itemsartifact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artifact_sizes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1" calcext:value-type="float">
            <text:p>2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blueprint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broken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common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consumable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crafting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enchantment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enchantment_sizes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1" calcext:value-type="float">
            <text:p>2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lore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magical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potion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quest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rare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relic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relic_gray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1" calcext:value-type="float">
            <text:p>2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relic_gray_sizet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17" calcext:value-type="float">
            <text:p>17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relic_sizes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1" calcext:value-type="float">
            <text:p>2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relic_sizet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17" calcext:value-type="float">
            <text:p>17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set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1" calcext:value-type="float">
            <text:p>2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set_name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uniquea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itemsuniqueb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nooutline_skillname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skillname_sizes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brown_sizen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gold_sizel.dbr</text:p>
          </table:table-cell>
          <table:table-cell table:style-name="ce9" office:value-type="string" calcext:value-type="string">
            <text:p>fonts/linlibertine_r_nooutline.fnt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gold_sizen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gold_sizes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gold_sizet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gray_sizen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gray_sizes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gray_sizet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gray2_sizet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graygold_sizel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graygold_sizen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graygold_sizes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lightblue_sizen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lightgold_sizen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lightgold_sizet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olive_sizen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olive_sizet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red_sizen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red_sizen_bold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nooutline_textwhite_sizen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white_sizen_bold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nooutline_textwhite_sizen02_bold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7" calcext:value-type="float">
            <text:p>17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nooutline_textwhite_sizes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white_sizes_bold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5" calcext:value-type="float">
            <text:p>1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nooutline_textwhite_sizet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ooutline_textwhite2_sizes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umberattribute04_sizen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tyle_numberattribute05_sizen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tyle_numberblue_sizel_bold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17" calcext:value-type="float">
            <text:p>17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numberblue_sizen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umbergold_sizel_bold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numbergold_sizen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umbergold_sizen_bold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numbergold_sizes_bold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numbergoldbright_sizel_bold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numbergreen_sizen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umberred_sizel_bold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numberred_sizen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umberred_sizen_bold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numberwhite_sizen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numberwhite_sizen_bold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numberyellow_sizel_bold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quest_description.dbr</text:p>
          </table:table-cell>
          <table:table-cell table:style-name="ce9" office:value-type="string" calcext:value-type="string">
            <text:p>fonts/questtext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quest_notification.dbr</text:p>
          </table:table-cell>
          <table:table-cell table:style-name="ce9" office:value-type="string" calcext:value-type="string">
            <text:p>fonts/linlibertine_r.fnt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quest_objective.dbr</text:p>
          </table:table-cell>
          <table:table-cell table:style-name="ce9" office:value-type="string" calcext:value-type="string">
            <text:p>fonts/questtext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quest_questreward.dbr</text:p>
          </table:table-cell>
          <table:table-cell table:style-name="ce9" office:value-type="string" calcext:value-type="string">
            <text:p>fonts/questtext.fnt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quest_questtitle.dbr</text:p>
          </table:table-cell>
          <table:table-cell table:style-name="ce9" office:value-type="string" calcext:value-type="string">
            <text:p>fonts/nevisnooutline.fnt</text:p>
          </table:table-cell>
          <table:table-cell/>
          <table:table-cell table:style-name="ce9" office:value-type="float" office:value="22" calcext:value-type="float">
            <text:p>22</text:p>
          </table:table-cell>
          <table:table-cell table:number-columns-repeated="3"/>
          <table:table-cell table:style-name="ce9" office:value-type="string" calcext:value-type="string">
            <text:p>クエストウィンドウのタイトル名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quest_sectionheaders.dbr</text:p>
          </table:table-cell>
          <table:table-cell table:style-name="ce9" office:value-type="string" calcext:value-type="string">
            <text:p>fonts/nevisnooutline.fnt</text:p>
          </table:table-cell>
          <table:table-cell/>
          <table:table-cell table:style-name="ce9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questlog_groupname.dbr</text:p>
          </table:table-cell>
          <table:table-cell table:style-name="ce9" office:value-type="string" calcext:value-type="string">
            <text:p>fonts/linlibertine_r_nooutline.fnt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questlog_questname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questlog_sidequestname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questrewardwindow_continuebutton.dbr</text:p>
          </table:table-cell>
          <table:table-cell table:style-name="ce9" office:value-type="string" calcext:value-type="string">
            <text:p>fonts/savapromedium.fnt</text:p>
          </table:table-cell>
          <table:table-cell/>
          <table:table-cell table:number-columns-repeated="2" table:style-name="ce9" office:value-type="float" office:value="18" calcext:value-type="float">
            <text:p>18</text:p>
          </table:table-cell>
          <table:table-cell table:number-columns-repeated="2"/>
          <table:table-cell table:style-name="ce9" office:value-type="string" calcext:value-type="string">
            <text:p>クエスト報酬ウィンドウ　ボタン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questrewardwindow_questname.dbr</text:p>
          </table:table-cell>
          <table:table-cell table:style-name="ce9" office:value-type="string" calcext:value-type="string">
            <text:p>fonts/savapromedium.fnt</text:p>
          </table:table-cell>
          <table:table-cell/>
          <table:table-cell table:number-columns-repeated="2" table:style-name="ce9" office:value-type="float" office:value="18" calcext:value-type="float">
            <text:p>18</text:p>
          </table:table-cell>
          <table:table-cell table:number-columns-repeated="2"/>
          <table:table-cell table:style-name="ce9" office:value-type="string" calcext:value-type="string">
            <text:p>クエスト報酬ウィンドウ　クエスト名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questrewardwindow_questtitle.dbr</text:p>
          </table:table-cell>
          <table:table-cell table:style-name="ce9" office:value-type="string" calcext:value-type="string">
            <text:p>fonts/savapromedium.fnt</text:p>
          </table:table-cell>
          <table:table-cell/>
          <table:table-cell table:style-name="ce9" office:value-type="float" office:value="24" calcext:value-type="float">
            <text:p>24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2"/>
          <table:table-cell table:style-name="ce9" office:value-type="string" calcext:value-type="string">
            <text:p>クエスト報酬ウィンドウ　クエスト名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questrewardwindow_xp.dbr</text:p>
          </table:table-cell>
          <table:table-cell table:style-name="ce9" office:value-type="string" calcext:value-type="string">
            <text:p>fonts/savapromedium.fnt</text:p>
          </table:table-cell>
          <table:table-cell/>
          <table:table-cell table:number-columns-repeated="2" table:style-name="ce9" office:value-type="float" office:value="18" calcext:value-type="float">
            <text:p>18</text:p>
          </table:table-cell>
          <table:table-cell table:number-columns-repeated="2"/>
          <table:table-cell table:style-name="ce9" office:value-type="string" calcext:value-type="string">
            <text:p>クエスト報酬ウィンドウ　経験値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questwidget_objective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questwidget_quest.dbr</text:p>
          </table:table-cell>
          <table:table-cell table:style-name="ce9" office:value-type="string" calcext:value-type="string">
            <text:p>fonts/linlibertine_r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画面右側のクエスト欄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questwidget_region.dbr</text:p>
          </table:table-cell>
          <table:table-cell table:style-name="ce9" office:value-type="string" calcext:value-type="string">
            <text:p>fonts/linlibertine_r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number-columns-repeated="3"/>
          <table:table-cell table:style-name="ce9" office:value-type="string" calcext:value-type="string">
            <text:p>画面右側のクエスト欄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questwidget_title.dbr</text:p>
          </table:table-cell>
          <table:table-cell table:style-name="ce9" office:value-type="string" calcext:value-type="string">
            <text:p>fonts/linlibertine_r.fnt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画面右側のクエスト欄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quicktip_text.dbr</text:p>
          </table:table-cell>
          <table:table-cell table:style-name="ce9" office:value-type="string" calcext:value-type="string">
            <text:p>fonts/questtext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quicktip_title.dbr</text:p>
          </table:table-cell>
          <table:table-cell table:style-name="ce9" office:value-type="string" calcext:value-type="string">
            <text:p>fonts/questtext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skillcooldowntext.dbr</text:p>
          </table:table-cell>
          <table:table-cell table:style-name="ce9" office:value-type="string" calcext:value-type="string">
            <text:p>fonts/linlibertine_r.fnt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skilldescription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skillleveltext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19" calcext:value-type="float">
            <text:p>19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skillname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skillname_gray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skillname_sizes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15" calcext:value-type="float">
            <text:p>1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special_charstats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special_charstats_dps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special_charstats_sizes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special_charstatsclassname.dbr</text:p>
          </table:table-cell>
          <table:table-cell table:style-name="ce9" office:value-type="string" calcext:value-type="string">
            <text:p>fonts/linlibertine_r_nooutline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ステータス画面クラス名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special_charstatsheader.dbr</text:p>
          </table:table-cell>
          <table:table-cell table:style-name="ce9" office:value-type="string" calcext:value-type="string">
            <text:p>fonts/linlibertine_r_nooutline.fnt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 table:number-columns-repeated="3"/>
          <table:table-cell table:style-name="ce9" office:value-type="string" calcext:value-type="string">
            <text:p>ステータス画面ヘッダ項目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special_charstatsnumber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special_charstatsnumber_sizes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special_charstatsplayername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special_charstatsrollovername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17" calcext:value-type="float">
            <text:p>17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special_compassregionname.dbr</text:p>
          </table:table-cell>
          <table:table-cell table:style-name="ce9" office:value-type="string" calcext:value-type="string">
            <text:p>fonts/nevisshadow.fnt</text:p>
          </table:table-cell>
          <table:table-cell/>
          <table:table-cell table:style-name="ce9" office:value-type="float" office:value="19" calcext:value-type="float">
            <text:p>19</text:p>
          </table:table-cell>
          <table:table-cell table:number-columns-repeated="3"/>
          <table:table-cell table:style-name="ce9" office:value-type="string" calcext:value-type="string">
            <text:p>ゲーム画面左上の難易度、右上の地名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special_cooldown.dbr</text:p>
          </table:table-cell>
          <table:table-cell table:style-name="ce9" office:value-type="string" calcext:value-type="string">
            <text:p>fonts/savapromedium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style_special_enemylvl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19" calcext:value-type="float">
            <text:p>19</text:p>
          </table:table-cell>
          <table:table-cell table:number-columns-repeated="3"/>
          <table:table-cell table:style-name="ce9" office:value-type="string" calcext:value-type="string">
            <text:p>画面中央上のMobのレベル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style_special_enemyname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1" calcext:value-type="float">
            <text:p>21</text:p>
          </table:table-cell>
          <table:table-cell table:number-columns-repeated="3"/>
          <table:table-cell table:style-name="ce9" office:value-type="string" calcext:value-type="string">
            <text:p>画面中央上のMobの名前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style_special_enemyrace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15" calcext:value-type="float">
            <text:p>15</text:p>
          </table:table-cell>
          <table:table-cell table:number-columns-repeated="3"/>
          <table:table-cell table:style-name="ce9" office:value-type="string" calcext:value-type="string">
            <text:p>画面中央上のMobの種族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special_floatingtextdefault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32" calcext:value-type="float">
            <text:p>32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special_healthpotionpickup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28" calcext:value-type="float">
            <text:p>28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拾ったとき？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special_hudplayerlevel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23" calcext:value-type="float">
            <text:p>23</text:p>
          </table:table-cell>
          <table:table-cell table:number-columns-repeated="3"/>
          <table:table-cell table:style-name="ce9" office:value-type="string" calcext:value-type="string">
            <text:p>プレイヤーレベル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special_itemfiltertitles.dbr</text:p>
          </table:table-cell>
          <table:table-cell table:style-name="ce9" office:value-type="string" calcext:value-type="string">
            <text:p>fonts/nevisnooutlinespaced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special_manapotionpickup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28" calcext:value-type="float">
            <text:p>28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拾ったとき？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special_moneypickup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28" calcext:value-type="float">
            <text:p>28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拾ったとき？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special_partyplayerlevel.dbr</text:p>
          </table:table-cell>
          <table:table-cell table:style-name="ce9" office:value-type="string" calcext:value-type="string">
            <text:p>fonts/juranooutline.fnt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number-columns-repeated="3"/>
          <table:table-cell table:style-name="ce9" office:value-type="string" calcext:value-type="string">
            <text:p>パーティープレイヤーのレベル（未確認）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special_riftdestination.dbr</text:p>
          </table:table-cell>
          <table:table-cell table:style-name="ce9" office:value-type="string" calcext:value-type="string">
            <text:p>fonts/nevis.fnt</text:p>
          </table:table-cell>
          <table:table-cell/>
          <table:table-cell table:style-name="ce9" office:value-type="float" office:value="29" calcext:value-type="float">
            <text:p>29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special_riftmapnames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special_riftmapnamescurrent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special_riftmapprimarylabels.dbr</text:p>
          </table:table-cell>
          <table:table-cell table:style-name="ce9" office:value-type="string" calcext:value-type="string">
            <text:p>fonts/savapromedium.fnt</text:p>
          </table:table-cell>
          <table:table-cell/>
          <table:table-cell table:style-name="ce9" office:value-type="float" office:value="14" calcext:value-type="float">
            <text:p>14</text:p>
          </table:table-cell>
          <table:table-cell table:number-columns-repeated="3"/>
          <table:table-cell table:style-name="ce9" office:value-type="string" calcext:value-type="string">
            <text:p>ワールドマップの地名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special_riftmapsecondarylabels.dbr</text:p>
          </table:table-cell>
          <table:table-cell table:style-name="ce9" office:value-type="string" calcext:value-type="string">
            <text:p>fonts/savapromedium.fnt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number-columns-repeated="3"/>
          <table:table-cell table:style-name="ce9" office:value-type="string" calcext:value-type="string">
            <text:p>ワールドマップの地名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special_skillclassbuttondown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1" calcext:value-type="float">
            <text:p>2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special_skillclassbuttonup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1" calcext:value-type="float">
            <text:p>2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special_skillclassdescriptions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special_skillnames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5" calcext:value-type="float">
            <text:p>2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special_skilltiers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5" calcext:value-type="float">
            <text:p>1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special_statusbarenergy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9" calcext:value-type="float">
            <text:p>19</text:p>
          </table:table-cell>
          <table:table-cell table:number-columns-repeated="3"/>
          <table:table-cell table:style-name="ce9" office:value-type="string" calcext:value-type="string">
            <text:p>エナジーバー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special_statusbarhealth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9" calcext:value-type="float">
            <text:p>19</text:p>
          </table:table-cell>
          <table:table-cell table:number-columns-repeated="3"/>
          <table:table-cell table:style-name="ce9" office:value-type="string" calcext:value-type="string">
            <text:p>ヘルスバー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special_titlescreentext.dbr</text:p>
          </table:table-cell>
          <table:table-cell table:style-name="ce9" office:value-type="string" calcext:value-type="string">
            <text:p>fonts/titlescreen.fnt</text:p>
          </table:table-cell>
          <table:table-cell/>
          <table:table-cell table:style-name="ce9" office:value-type="float" office:value="30" calcext:value-type="float">
            <text:p>3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special_tutorial_contenttitle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tabtext_largegray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tabtext_largewhite.dbr</text:p>
          </table:table-cell>
          <table:table-cell table:style-name="ce9" office:value-type="string" calcext:value-type="string">
            <text:p>fonts/briosopro.fnt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textblack_sizen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textblack_sizen_bold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textblue_sizen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textblue_sizen_bold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textblue_sizes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textgold_sizel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textgold_sizel_bold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textgold_sizen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textgold_sizen_bold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textgold_sizes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textgray_sizel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textgray_sizel_bold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textgray_sizen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textgray_sizen_bold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7" calcext:value-type="float">
            <text:p>17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textgray_sizes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textgreen_sizel_bold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textgreen_sizen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textgreen_sizen_bold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textgreen_sizes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textred_sizen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textred_sizen_bold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textwhite_sizel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textwhite_sizel_bold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textwhite_sizen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textwhite_sizen_bold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textwhite_sizen_bold+ds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8" calcext:value-type="float">
            <text:p>18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textwhite_sizes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textwhite_sizes_bold.dbr</text:p>
          </table:table-cell>
          <table:table-cell table:style-name="ce9" office:value-type="string" calcext:value-type="string">
            <text:p>fonts/jura.fnt</text:p>
          </table:table-cell>
          <table:table-cell/>
          <table:table-cell table:style-name="ce9" office:value-type="float" office:value="15" calcext:value-type="float">
            <text:p>1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tyle_videosubtitle.dbr</text:p>
          </table:table-cell>
          <table:table-cell table:style-name="ce9" office:value-type="string" calcext:value-type="string">
            <text:p>fonts/cinematic.fnt</text:p>
          </table:table-cell>
          <table:table-cell/>
          <table:table-cell table:style-name="ce9" office:value-type="float" office:value="32" calcext:value-type="float">
            <text:p>32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ムービー字幕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yle_windowsubtitle01.dbr</text:p>
          </table:table-cell>
          <table:table-cell table:style-name="ce9" office:value-type="string" calcext:value-type="string">
            <text:p>fonts/linbiolinum_sansserif.fnt</text:p>
          </table:table-cell>
          <table:table-cell/>
          <table:table-cell table:style-name="ce9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tyle_windowtitle01.dbr</text:p>
          </table:table-cell>
          <table:table-cell table:style-name="ce9" office:value-type="string" calcext:value-type="string">
            <text:p>fonts/nevis.fnt</text:p>
          </table:table-cell>
          <table:table-cell/>
          <table:table-cell table:style-name="ce9" office:value-type="float" office:value="20" calcext:value-type="float">
            <text:p>20</text:p>
          </table:table-cell>
          <table:table-cell table:number-columns-repeated="1020"/>
        </table:table-row>
        <table:table-row table:style-name="ro2" table:number-rows-repeated="104836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リスト.$A$1" table:cell-range-address="$リスト.$A$1:.$H$208"/>
        </table:named-expressions>
      </table:table>
      <table:table table:name="フォント一覧" table:style-name="ta2">
        <table:table-column table:style-name="co10" table:default-cell-style-name="Default"/>
        <table:table-column table:style-name="co11" table:default-cell-style-name="Default"/>
        <table:table-column table:style-name="co9" table:number-columns-repeated="1022" table:default-cell-style-name="Default"/>
        <table:table-row table:style-name="ro1">
          <table:table-cell table:style-name="ce10" office:value-type="string" calcext:value-type="string">
            <text:p>フォント名</text:p>
          </table:table-cell>
          <table:table-cell table:style-name="ce10" office:value-type="string" calcext:value-type="string">
            <text:p>コメント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riosopro.fnt</text:p>
          </table:table-cell>
          <table:table-cell table:style-name="ce11" office:value-type="string" calcext:value-type="string">
            <text:p>アイテム、星座の名前など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inematic.fnt</text:p>
          </table:table-cell>
          <table:table-cell table:style-name="ce11" office:value-type="string" calcext:value-type="string">
            <text:p>ローディング画面のヒント、実績解除やヒーロー討伐時メッセージ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ombattext.fnt</text:p>
          </table:table-cell>
          <table:table-cell table:style-name="ce11" office:value-type="string" calcext:value-type="string">
            <text:p>戦闘関連メッセージ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redits.fnt</text:p>
          </table:table-cell>
          <table:table-cell table:style-name="ce11" office:value-type="string" calcext:value-type="string">
            <text:p>クレジット（スタッフロール）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criticalhit.fnt</text:p>
          </table:table-cell>
          <table:table-cell table:style-name="ce11" office:value-type="string" calcext:value-type="string">
            <text:p>戦闘関連メッセージ2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jura.fnt</text:p>
          </table:table-cell>
          <table:table-cell table:style-name="ce11" office:value-type="string" calcext:value-type="string">
            <text:p>GUIパーツ用途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juranooutline.fnt</text:p>
          </table:table-cell>
          <table:table-cell table:style-name="ce11" office:value-type="string" calcext:value-type="string">
            <text:p>パーティープレイヤーのレベル（未確認）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jurashadow.fnt</text:p>
          </table:table-cell>
          <table:table-cell table:style-name="ce11" office:value-type="string" calcext:value-type="string">
            <text:p>ホットキースロット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linbiolinum_sansserif.fnt</text:p>
          </table:table-cell>
          <table:table-cell table:style-name="ce11" office:value-type="string" calcext:value-type="string">
            <text:p>ステータス画面、アイテム説明、タイトル画面のキャラ名、ESCメニューのボタンなど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linlibertine_r.fnt</text:p>
          </table:table-cell>
          <table:table-cell table:style-name="ce11" office:value-type="string" calcext:value-type="string">
            <text:p>画面右のクエスト欄など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linlibertine_r_nooutline.fnt</text:p>
          </table:table-cell>
          <table:table-cell table:style-name="ce11" office:value-type="string" calcext:value-type="string">
            <text:p>ステータス画面のクラス名など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misc.fnt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1" office:value-type="string" calcext:value-type="string">
            <text:p>nevis.fnt</text:p>
          </table:table-cell>
          <table:table-cell table:style-name="ce11" office:value-type="string" calcext:value-type="string">
            <text:p>タイトル画面左のボタン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evisnooutline.fnt</text:p>
          </table:table-cell>
          <table:table-cell table:style-name="ce11" office:value-type="string" calcext:value-type="string">
            <text:p>会話ウィンドウの人物名、ジャーナルのタイトル名など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evisnooutlinespaced.fnt</text:p>
          </table:table-cell>
          <table:table-cell table:style-name="ce11" office:value-type="string" calcext:value-type="string">
            <text:p>マスタリーウィンドウのタブなど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evisshadow.fnt</text:p>
          </table:table-cell>
          <table:table-cell table:style-name="ce11" office:value-type="string" calcext:value-type="string">
            <text:p>ゲーム画面左上の難易度、右上の地名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questtext.fnt</text:p>
          </table:table-cell>
          <table:table-cell table:style-name="ce11" office:value-type="string" calcext:value-type="string">
            <text:p>クエスト、ジャーナル、オプションのツールチップ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avapromedium.fnt</text:p>
          </table:table-cell>
          <table:table-cell table:style-name="ce11" office:value-type="string" calcext:value-type="string">
            <text:p>ワールドマップの地名、クエスト完了ダイアログ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itlescreen.fnt</text:p>
          </table:table-cell>
          <table:table-cell table:style-name="ce11" office:value-type="string" calcext:value-type="string">
            <text:p>起動時のメッセージ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リスト.A1:リスト.H20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00/00/00</text:date>, <text:time style:data-style-name="N2" text:time-value="08:56:14.0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リスト" style:display-name="PageStyle_リス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フォント一覧" style:display-name="PageStyle_フォント一覧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date>2019-04-28T07:00:52.865000000</dc:date>
    <meta:editing-duration>P1DT22H4M39S</meta:editing-duration>
    <meta:editing-cycles>1</meta:editing-cycles>
    <meta:document-statistic meta:table-count="2" meta:cell-count="822" meta:object-count="0"/>
  </office:meta>
</office:document-meta>
</file>